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ED8000008FF9F5844C1.svm"/>
  <manifest:file-entry manifest:media-type="" manifest:full-path="Pictures/2000000700003FC60000054623860166.svm"/>
  <manifest:file-entry manifest:media-type="" manifest:full-path="Pictures/200000070000221C000007234A5874F6.svm"/>
  <manifest:file-entry manifest:media-type="" manifest:full-path="Pictures/2000000700002A7B00000A22241D3991.svm"/>
  <manifest:file-entry manifest:media-type="" manifest:full-path="Pictures/20000007000041A2000048C46A846B42.svm"/>
  <manifest:file-entry manifest:media-type="" manifest:full-path="Pictures/20000007000037EB00000A07E5BC139C.svm"/>
  <manifest:file-entry manifest:media-type="" manifest:full-path="Pictures/2000000700002AB0000009EDE6189D5D.svm"/>
  <manifest:file-entry manifest:media-type="" manifest:full-path="Pictures/2000000700003D9A0000043E9289019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list-style-name="L3">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list-style-name="L4">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list-style-name="L5">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fo:background-color="#1c1c1c">
        <style:background-image/>
      </style:paragraph-properties>
      <style:text-properties style:text-underline-style="none" fo:font-weight="normal" style:font-weight-asian="normal" style:font-weight-complex="normal"/>
    </style:style>
    <style:style style:name="P10" style:family="paragraph" style:parent-style-name="Preformatted_20_Text">
      <style:paragraph-properties fo:margin-top="0cm" fo:margin-bottom="0.499cm" fo:line-height="125%" fo:background-color="#1c1c1c">
        <style:background-image/>
      </style:paragraph-properties>
    </style:style>
    <style:style style:name="P11" style:family="paragraph" style:parent-style-name="Preformatted_20_Text">
      <style:paragraph-properties fo:text-align="justify" style:justify-single-word="false" fo:background-color="#1c1c1c">
        <style:background-image/>
      </style:paragraph-properties>
      <style:text-properties style:text-underline-style="none" fo:font-weight="normal" style:font-weight-asian="normal" style:font-weight-complex="normal"/>
    </style:style>
    <style:style style:name="P12" style:family="paragraph" style:parent-style-name="Preformatted_20_Text">
      <style:paragraph-properties fo:line-height="125%" fo:background-color="#1c1c1c">
        <style:background-image/>
      </style:paragraph-properties>
    </style:style>
    <style:style style:name="P13" style:family="paragraph" style:parent-style-name="Preformatted_20_Text">
      <style:paragraph-properties fo:line-height="125%" fo:background-color="#1c1c1c">
        <style:background-image/>
      </style:paragraph-properties>
      <style:text-properties fo:color="#ffffff"/>
    </style:style>
    <style:style style:name="P14" style:family="paragraph" style:parent-style-name="Preformatted_20_Text">
      <style:paragraph-properties fo:line-height="125%" fo:background-color="#1c1c1c">
        <style:background-image/>
      </style:paragraph-properties>
      <style:text-properties fo:color="#008800" fo:font-style="italic" fo:background-color="#0f140f"/>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color="#fb660a" fo:font-weight="bold"/>
    </style:style>
    <style:style style:name="T5" style:family="text">
      <style:text-properties fo:color="#ffffff"/>
    </style:style>
    <style:style style:name="T6" style:family="text">
      <style:text-properties fo:color="#0086d2"/>
    </style:style>
    <style:style style:name="T7" style:family="text">
      <style:text-properties fo:color="#0086f7" fo:font-weight="bold"/>
    </style:style>
    <style:style style:name="T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60444793608468481" text:style-name="L1">
        <text:list-item>
          <text:p text:style-name="P1">Logging basics</text:p>
        </text:list-item>
      </text:list>
      <text:p text:style-name="P6"/>
      <text:p text:style-name="P7">Python a déjà un module de logging assez complet qu'on peut utiliser dans le cadre du développement de nos applications :</text:p>
      <text:p text:style-name="P7"/>
      <text:p text:style-name="P8">import logging</text:p>
      <text:p text:style-name="P7"/>
      <text:p text:style-name="P7">La première chose qu'il faut voir, est qu'on dispose de <text:span text:style-name="T1">5 niveaux différents de logging</text:span> :</text:p>
      <text:p text:style-name="P7"/>
      <text:p text:style-name="P8">logging.<text:span text:style-name="T2">debug</text:span>("This is a debug message")</text:p>
      <text:p text:style-name="P8">logging.<text:span text:style-name="T2">info</text:span>("This is an info message")</text:p>
      <text:p text:style-name="P8">logging.<text:span text:style-name="T2">warning</text:span>("This is a warning message")</text:p>
      <text:p text:style-name="P8">logging.<text:span text:style-name="T2">error</text:span>("This is an error message")</text:p>
      <text:p text:style-name="P8">logging.<text:span text:style-name="T2">critical</text:span>("This is a critical message")</text:p>
      <text:p text:style-name="P7"/>
      <text:p text:style-name="P7">Ces différents niveaux indiquent la sévérité de l'événement qu'on rapporte. Par défaut, si j'exécute le script ci-dessus, on verra la chose suivante :</text:p>
      <text:p text:style-name="P7"/>
      <text:p text:style-name="P7"><draw:frame draw:style-name="fr1" draw:name="images1" text:anchor-type="paragraph" svg:x="0.005cm" svg:y="0cm" svg:width="8.731cm" svg:height="1.827cm" draw:z-index="0"><draw:image xlink:href="Pictures/200000070000221C000007234A5874F6.svm" xlink:type="simple" xlink:show="embed" xlink:actuate="onLoad"/></draw:frame></text:p>
      <text:p text:style-name="P7">Par défaut, seuls les messages de logging de sévérité warning ou supérieure sont affichés. On peut modifier ce comportement en modifiant la configuration basique du module de logging :</text:p>
      <text:p text:style-name="P7"/>
      <text:p text:style-name="P8">logging.basicConfig(level=logging.DEBUG, format='%(asctime)s - %(name)s - %(levelname)s - %(message)s', datefmt='%d/%m/%Y %H:%M:%S')</text:p>
      <text:p text:style-name="P7"/>
      <text:p text:style-name="P7">Avec cette configuration basique de logging, voici l'output :</text:p>
      <text:p text:style-name="P7"><draw:frame draw:style-name="fr1" draw:name="images2" text:anchor-type="paragraph" svg:x="0.071cm" svg:y="0.397cm" svg:width="14.316cm" svg:height="2.566cm" draw:z-index="1"><draw:image xlink:href="Pictures/20000007000037EB00000A07E5BC139C.svm" xlink:type="simple" xlink:show="embed" xlink:actuate="onLoad"/></draw:frame></text:p>
      <text:p text:style-name="P7">La documentation complète de la configuration basique du module de logging est présentée ici :</text:p>
      <text:p text:style-name="P7"><text:a xlink:type="simple" xlink:href="https://docs.python.org/3/library/logging.html#logging.basicConfig" text:style-name="Internet_20_link" text:visited-style-name="Visited_20_Internet_20_Link">https://docs.python.org/3/library/logging.html#logging.basicConfig</text:a> </text:p>
      <text:p text:style-name="P7"/>
      <text:p text:style-name="P7">Divers arguments peuvent être très utiles, on peut écrire les logs dans un fichier plutôt que dans le stream par défaut qui est stdout, etc...</text:p>
      <text:p text:style-name="P7"/>
      <text:p text:style-name="P7">Dans l'argument <text:span text:style-name="T1">format</text:span>, on utilise une syntax de formatage un peu particulière spécifique au module de logging, précisant les <text:span text:style-name="T1">record attributes </text:span>qu'on souhaite afficher. Il en existe beaucoup, ce qui peut nous permettre d'afficher des informations très précises (function name, pathname, thread...). <text:a xlink:type="simple" xlink:href="https://docs.python.org/3/library/logging.html#logrecord-attributes" text:style-name="Internet_20_link" text:visited-style-name="Visited_20_Internet_20_Link">https://docs.python.org/3/library/logging.html#logrecord-attributes</text:a> </text:p>
      <text:p text:style-name="P7"/>
      <text:p text:style-name="P7">On voit ici dans l'exemple ci-dessus qu'on utilise le logger qui s'appelle <text:span text:style-name="T1">root</text:span>. La meilleure pratique d'utilisation d'un logger est la suivante. Dans notre fichier principal de l'application, on définit la configuration basique du module de logging :</text:p>
      <text:p text:style-name="P7"/>
      <text:p text:style-name="P7">&gt; <text:span text:style-name="T2">main.py</text:span></text:p>
      <text:p text:style-name="P7"><text:soft-page-break/><text:span text:style-name="T3"/></text:p>
      <text:p text:style-name="P11"><text:span text:style-name="T4">import</text:span> <text:span text:style-name="T5">logging</text:span></text:p>
      <text:p text:style-name="P12"/>
      <text:p text:style-name="P12"><text:span text:style-name="T5">logging.basicConfig(level=logging.DEBUG,</text:span> <text:span text:style-name="T5">format=</text:span><text:span text:style-name="T6">'%(asctime)s - %(name)s - %(levelname)s - %(message)s'</text:span><text:span text:style-name="T5">,</text:span> <text:span text:style-name="T5">datefmt=</text:span><text:span text:style-name="T6">'%d/%m/%Y %H:%M:%S'</text:span><text:span text:style-name="T5">)</text:span></text:p>
      <text:p text:style-name="P12"/>
      <text:p text:style-name="P12"><text:span text:style-name="T4">import</text:span> <text:span text:style-name="T5">utils</text:span></text:p>
      <text:p text:style-name="P10"><text:span text:style-name="T4">import</text:span> <text:span text:style-name="T5">helper</text:span></text:p>
      <text:p text:style-name="P7">&gt; <text:span text:style-name="T2">helper.py</text:span></text:p>
      <text:p text:style-name="P7"/>
      <text:p text:style-name="P11"><text:span text:style-name="T4">import</text:span> <text:span text:style-name="T5">logging</text:span></text:p>
      <text:p text:style-name="P12"/>
      <text:p text:style-name="P12"><text:span text:style-name="T5">logger</text:span> <text:span text:style-name="T5">=</text:span> <text:span text:style-name="T5">logging.getLogger(__name__)</text:span></text:p>
      <text:p text:style-name="P12"/>
      <text:p text:style-name="P10"><text:span text:style-name="T5">logger.info(</text:span><text:span text:style-name="T6">"This is an info message from helper"</text:span><text:span text:style-name="T5">)</text:span></text:p>
      <text:p text:style-name="P7">&gt; <text:span text:style-name="T2">utils.py</text:span></text:p>
      <text:p text:style-name="P9"/>
      <text:p text:style-name="P11"><text:span text:style-name="T4">import</text:span> <text:span text:style-name="T5">logging</text:span></text:p>
      <text:p text:style-name="P12"/>
      <text:p text:style-name="P12"><text:span text:style-name="T5">logger</text:span> <text:span text:style-name="T5">=</text:span> <text:span text:style-name="T5">logging.getLogger(__name__)</text:span></text:p>
      <text:p text:style-name="P12"/>
      <text:p text:style-name="P10"><text:span text:style-name="T5">logger.warning(</text:span><text:span text:style-name="T6">"This is a warning message from utils"</text:span><text:span text:style-name="T5">)</text:span></text:p>
      <text:p text:style-name="P7">En d'autres termes, on configure le logging module dans le fichier principal, et ensuite dans chaque module on utilise un <text:span text:style-name="T1">logger </text:span>local distinct, ayant comme nom la variable globale <text:span text:style-name="T1">__name__</text:span> qui correspond au nom du module. Lorsqu'on lance le fichier <text:span text:style-name="T1">main.py</text:span>, voici l'output :</text:p>
      <text:p text:style-name="P7"/>
      <text:p text:style-name="P7"><draw:frame draw:style-name="fr2" draw:name="images3" text:anchor-type="paragraph" svg:width="16.327cm" svg:height="1.349cm" draw:z-index="2"><draw:image xlink:href="Pictures/2000000700003FC60000054623860166.svm" xlink:type="simple" xlink:show="embed" xlink:actuate="onLoad"/></draw:frame></text:p>
      <text:p text:style-name="P7"/>
      <text:p text:style-name="P7"/>
      <text:list xml:id="list8315821686628253033" text:style-name="L2">
        <text:list-item>
          <text:p text:style-name="P2">Log handlers</text:p>
        </text:list-item>
      </text:list>
      <text:p text:style-name="P7"/>
      <text:p text:style-name="P7">Imaginons maintenant qu'on souhaite effectuer des actions de log différentes, par exemple log vers <text:span text:style-name="T1">stdout</text:span> avec une certaine configuration, et vers un <text:span text:style-name="T1">fichier </text:span>avec une autre configuration. On peut pour cela utiliser des <text:span text:style-name="T1">log handlers</text:span> auxquels on va attacher nos <text:span text:style-name="T1">loggers </text:span>locaux :</text:p>
      <text:p text:style-name="P7"/>
      <text:p text:style-name="P7">&gt; <text:span text:style-name="T2">main.py</text:span></text:p>
      <text:p text:style-name="P7"/>
      <text:p text:style-name="P11"><text:span text:style-name="T4">import</text:span> <text:span text:style-name="T5">logging</text:span></text:p>
      <text:p text:style-name="P12"/>
      <text:p text:style-name="P12"><text:span text:style-name="T5">logger</text:span> <text:span text:style-name="T5">=</text:span> <text:span text:style-name="T5">logging.getLogger(__name__)</text:span></text:p>
      <text:p text:style-name="P13">logger.setLevel(logging.DEBUG)</text:p>
      <text:p text:style-name="P12"/>
      <text:p text:style-name="P14"># Creating handlers</text:p>
      <text:p text:style-name="P12"><text:span text:style-name="T5">stream_handler</text:span> <text:s/><text:span text:style-name="T5">=</text:span> <text:span text:style-name="T5">logging.StreamHandler()</text:span></text:p>
      <text:p text:style-name="P12"><text:span text:style-name="T5">file_handler</text:span> <text:s text:c="3"/><text:span text:style-name="T5">=</text:span> <text:span text:style-name="T5">logging.FileHandler(</text:span><text:span text:style-name="T6">"file.log"</text:span><text:span text:style-name="T5">)</text:span></text:p>
      <text:p text:style-name="P12"/>
      <text:p text:style-name="P14"># Configure handlers</text:p>
      <text:p text:style-name="P13"><text:soft-page-break/>stream_handler.setLevel(logging.DEBUG)</text:p>
      <text:p text:style-name="P13">file_handler.setLevel(logging.ERROR)</text:p>
      <text:p text:style-name="P12"/>
      <text:p text:style-name="P12"><text:span text:style-name="T5">formatter</text:span> <text:span text:style-name="T5">=</text:span> <text:span text:style-name="T5">logging.Formatter(</text:span><text:span text:style-name="T6">"%(asctime)s - %(name)s - %(levelname)s - %(message)s"</text:span><text:span text:style-name="T5">)</text:span></text:p>
      <text:p text:style-name="P13">stream_handler.setFormatter(formatter)</text:p>
      <text:p text:style-name="P13">file_handler.setFormatter(formatter)</text:p>
      <text:p text:style-name="P12"/>
      <text:p text:style-name="P13">logger.addHandler(stream_handler)</text:p>
      <text:p text:style-name="P13">logger.addHandler(file_handler)</text:p>
      <text:p text:style-name="P12"/>
      <text:p text:style-name="P12"><text:span text:style-name="T5">logger.info(</text:span><text:span text:style-name="T6">"This is an info message"</text:span><text:span text:style-name="T5">)</text:span></text:p>
      <text:p text:style-name="P10"><text:span text:style-name="T5">logger.critical(</text:span><text:span text:style-name="T6">"This is a critical message"</text:span><text:span text:style-name="T5">)</text:span></text:p>
      <text:p text:style-name="P7">Attention, il n'est pas suffisant de configurer le <text:span text:style-name="T1">log level </text:span>du <text:span text:style-name="T1">handler</text:span>, il faut aussi configurer celui du <text:span text:style-name="T1">logger </text:span>lui-même.</text:p>
      <text:p text:style-name="P7"><draw:frame draw:style-name="fr1" draw:name="images4" text:anchor-type="paragraph" svg:x="0.085cm" svg:y="0.222cm" svg:width="16.088cm" svg:height="2.304cm" draw:z-index="3"><draw:image xlink:href="Pictures/2000000700003ED8000008FF9F5844C1.svm" xlink:type="simple" xlink:show="embed" xlink:actuate="onLoad"/></draw:frame></text:p>
      <text:p text:style-name="P7"/>
      <text:list xml:id="list8856258006985477576" text:style-name="L3">
        <text:list-item>
          <text:p text:style-name="P3">File configuration</text:p>
        </text:list-item>
      </text:list>
      <text:p text:style-name="P7"/>
      <text:p text:style-name="P7">Notons enfin que la configuration des <text:span text:style-name="T1">loggers</text:span> peut se faire également à partir d'un fichier :</text:p>
      <text:p text:style-name="P7"/>
      <text:p text:style-name="P7">&gt; <text:span text:style-name="T2">logging.conf</text:span></text:p>
      <text:p text:style-name="P7"><text:span text:style-name="T2"/></text:p>
      <text:p text:style-name="P7"><draw:frame draw:style-name="fr3" draw:name="images5" text:anchor-type="paragraph" svg:width="9.992cm" svg:height="11.077cm" draw:z-index="4"><draw:image xlink:href="Pictures/20000007000041A2000048C46A846B42.svm" xlink:type="simple" xlink:show="embed" xlink:actuate="onLoad"/></draw:frame></text:p>
      <text:p text:style-name="P7"><text:soft-page-break/></text:p>
      <text:p text:style-name="P7">&gt; <text:span text:style-name="T2">main.py</text:span></text:p>
      <text:p text:style-name="P7"/>
      <text:p text:style-name="P11"><text:span text:style-name="T4">import</text:span> <text:span text:style-name="T5">logging</text:span></text:p>
      <text:p text:style-name="P12"><text:span text:style-name="T4">import</text:span> <text:span text:style-name="T5">logging.config</text:span></text:p>
      <text:p text:style-name="P12"/>
      <text:p text:style-name="P12"><text:span text:style-name="T5">logging.config.fileConfig(</text:span><text:span text:style-name="T6">"logging.conf"</text:span><text:span text:style-name="T5">)</text:span></text:p>
      <text:p text:style-name="P12"/>
      <text:p text:style-name="P12"><text:span text:style-name="T5">logger</text:span> <text:span text:style-name="T5">=</text:span> <text:span text:style-name="T5">logging.getLogger(</text:span><text:span text:style-name="T6">"simpleExample"</text:span><text:span text:style-name="T5">)</text:span></text:p>
      <text:p text:style-name="P10"><text:span text:style-name="T5">logger.debug(</text:span><text:span text:style-name="T6">'This is a debug message'</text:span><text:span text:style-name="T5">)</text:span></text:p>
      <text:p text:style-name="P7">Notre logger aillant été configuré à partir du fichier <text:span text:style-name="T1">logging.conf</text:span>, on récupère désormais cet output :</text:p>
      <text:p text:style-name="P7"><draw:frame draw:style-name="fr1" draw:name="images6" text:anchor-type="paragraph" svg:x="0.085cm" svg:y="0.12cm" svg:width="15.769cm" svg:height="1.087cm" draw:z-index="5"><draw:image xlink:href="Pictures/2000000700003D9A0000043E92890197.svm" xlink:type="simple" xlink:show="embed" xlink:actuate="onLoad"/></draw:frame></text:p>
      <text:p text:style-name="P7"/>
      <text:list xml:id="list6741602497782527919" text:style-name="L4">
        <text:list-item>
          <text:p text:style-name="P4">Stack traces</text:p>
        </text:list-item>
      </text:list>
      <text:p text:style-name="P7"/>
      <text:p text:style-name="P7">Dans le cadre des actions de <text:span text:style-name="T1">logging</text:span>, on peut également log les <text:span text:style-name="T1">stack traces</text:span>, c'est-à-dire le détail d'exceptions qui sont levées dans le cadre d'un bloc <text:span text:style-name="T1">except</text:span>, ce qui peut être utile à des fins de debugging.</text:p>
      <text:p text:style-name="P7"/>
      <text:p text:style-name="P7">Première syntaxe si on connaît l'erreur qu'on attrape :</text:p>
      <text:p text:style-name="P7"/>
      <text:p text:style-name="P7">&gt; <text:span text:style-name="T2">main.py</text:span></text:p>
      <text:p text:style-name="P7"/>
      <text:p text:style-name="P11"><text:span text:style-name="T4">import</text:span> <text:span text:style-name="T5">logging</text:span></text:p>
      <text:p text:style-name="P12"/>
      <text:p text:style-name="P12"><text:span text:style-name="T4">try</text:span><text:span text:style-name="T5">:</text:span></text:p>
      <text:p text:style-name="P12"><text:s text:c="4"/><text:span text:style-name="T5">a</text:span> <text:span text:style-name="T5">=</text:span> <text:span text:style-name="T5">[</text:span><text:span text:style-name="T7">1</text:span><text:span text:style-name="T5">,</text:span><text:span text:style-name="T7">2</text:span><text:span text:style-name="T5">,</text:span><text:span text:style-name="T7">3</text:span><text:span text:style-name="T5">]</text:span></text:p>
      <text:p text:style-name="P12"><text:s text:c="4"/><text:span text:style-name="T5">val</text:span> <text:span text:style-name="T5">=</text:span> <text:span text:style-name="T5">a[</text:span><text:span text:style-name="T7">4</text:span><text:span text:style-name="T5">]</text:span></text:p>
      <text:p text:style-name="P12"><text:span text:style-name="T4">except</text:span> <text:span text:style-name="T5">IndexError</text:span> <text:span text:style-name="T4">as</text:span> <text:span text:style-name="T5">e:</text:span></text:p>
      <text:p text:style-name="P10"><text:s text:c="4"/><text:span text:style-name="T5">logging.error(e,</text:span> <text:span text:style-name="T5">exc_info=</text:span><text:span text:style-name="T4">True</text:span><text:span text:style-name="T5">)</text:span></text:p>
      <text:p text:style-name="P7"><draw:frame draw:style-name="fr1" draw:name="images7" text:anchor-type="paragraph" svg:x="0.099cm" svg:y="-0.095cm" svg:width="10.927cm" svg:height="2.542cm" draw:z-index="6"><draw:image xlink:href="Pictures/2000000700002AB0000009EDE6189D5D.svm" xlink:type="simple" xlink:show="embed" xlink:actuate="onLoad"/></draw:frame></text:p>
      <text:p text:style-name="P7">Deuxième syntaxe pour un <text:span text:style-name="T1">except </text:span>qui attrape un peu tout :</text:p>
      <text:p text:style-name="P7"/>
      <text:p text:style-name="P7">&gt; <text:span text:style-name="T2">main.py</text:span></text:p>
      <text:p text:style-name="P7"/>
      <text:p text:style-name="P11"><text:span text:style-name="T4">import</text:span> <text:span text:style-name="T5">logging</text:span></text:p>
      <text:p text:style-name="P12"><text:span text:style-name="T4">import</text:span> <text:span text:style-name="T5">traceback</text:span></text:p>
      <text:p text:style-name="P12"/>
      <text:p text:style-name="P12"><text:span text:style-name="T4">try</text:span><text:span text:style-name="T5">:</text:span></text:p>
      <text:p text:style-name="P12"><text:s text:c="4"/><text:span text:style-name="T5">a</text:span> <text:span text:style-name="T5">=</text:span> <text:span text:style-name="T5">[</text:span><text:span text:style-name="T7">1</text:span><text:span text:style-name="T5">,</text:span><text:span text:style-name="T7">2</text:span><text:span text:style-name="T5">,</text:span><text:span text:style-name="T7">3</text:span><text:span text:style-name="T5">]</text:span></text:p>
      <text:p text:style-name="P12"><text:s text:c="4"/><text:span text:style-name="T5">val</text:span> <text:span text:style-name="T5">=</text:span> <text:span text:style-name="T5">a[</text:span><text:span text:style-name="T7">4</text:span><text:span text:style-name="T5">]</text:span></text:p>
      <text:p text:style-name="P12"><text:span text:style-name="T4">except</text:span><text:span text:style-name="T5">:</text:span></text:p>
      <text:p text:style-name="P10"><text:soft-page-break/><text:s text:c="4"/><text:span text:style-name="T5">logging.error(</text:span><text:span text:style-name="T6">"Here is the error :\n%s"</text:span><text:span text:style-name="T5">,</text:span> <text:span text:style-name="T5">traceback.format_exc())</text:span></text:p>
      <text:p text:style-name="P7"><draw:frame draw:style-name="fr1" draw:name="images8" text:anchor-type="paragraph" svg:x="0.046cm" svg:y="0cm" svg:width="10.874cm" svg:height="2.595cm" draw:z-index="7"><draw:image xlink:href="Pictures/2000000700002A7B00000A22241D3991.svm" xlink:type="simple" xlink:show="embed" xlink:actuate="onLoad"/></draw:frame></text:p>
      <text:p text:style-name="P7"/>
      <text:list xml:id="list2365914511757780468" text:style-name="L5">
        <text:list-item>
          <text:p text:style-name="P5">Rotating file handlers</text:p>
        </text:list-item>
      </text:list>
      <text:p text:style-name="P7"/>
      <text:p text:style-name="P7">Si l'on a une grosse application et qu'on souhaite faire tourner les logs pour ne conserver qu'un certain nombre de fichiers de log correspondants aux logs les plus récents, on peut le faire assez facilement en définissant notre <text:span text:style-name="T8">log handler</text:span> comme un <text:span text:style-name="T1">RotatingFileHandler</text:span> :</text:p>
      <text:p text:style-name="P7"/>
      <text:p text:style-name="P11"><text:span text:style-name="T4">import</text:span> <text:span text:style-name="T5">logging</text:span></text:p>
      <text:p text:style-name="P12"><text:span text:style-name="T4">from</text:span> <text:span text:style-name="T5">logging.handlers</text:span> <text:span text:style-name="T4">import</text:span> <text:span text:style-name="T5">RotatingFileHandler</text:span></text:p>
      <text:p text:style-name="P12"/>
      <text:p text:style-name="P12"><text:span text:style-name="T5">logger</text:span> <text:span text:style-name="T5">=</text:span> <text:span text:style-name="T5">logging.getLogger(__name__)</text:span></text:p>
      <text:p text:style-name="P13">logger.setLevel(logging.DEBUG)</text:p>
      <text:p text:style-name="P12"/>
      <text:p text:style-name="P14"># roll over after 2KB, and keep backup logs limited to 5 files, app.log.2 - app.log.2 etc...</text:p>
      <text:p text:style-name="P12"><text:span text:style-name="T5">handler</text:span> <text:span text:style-name="T5">=</text:span> <text:span text:style-name="T5">RotatingFileHandler(</text:span><text:span text:style-name="T6">'app.log'</text:span><text:span text:style-name="T5">,</text:span> <text:span text:style-name="T5">maxBytes=</text:span><text:span text:style-name="T7">2000</text:span><text:span text:style-name="T5">,</text:span> <text:span text:style-name="T5">backupCount=</text:span><text:span text:style-name="T7">5</text:span><text:span text:style-name="T5">)</text:span></text:p>
      <text:p text:style-name="P13">logger.addHandler(handler)</text:p>
      <text:p text:style-name="P12"/>
      <text:p text:style-name="P12"><text:span text:style-name="T4">for</text:span> <text:span text:style-name="T5">_</text:span> <text:span text:style-name="T5">in</text:span> <text:span text:style-name="T5">range(</text:span><text:span text:style-name="T7">10000</text:span><text:span text:style-name="T5">):</text:span></text:p>
      <text:p text:style-name="P10"><text:s text:c="4"/><text:span text:style-name="T5">logger.info(</text:span><text:span text:style-name="T6">'Hello world!'</text:span><text:span text:style-name="T5">)</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9M31S</meta:editing-duration>
    <meta:editing-cycles>4</meta:editing-cycles>
    <meta:generator>OpenOffice/4.1.11$Win32 OpenOffice.org_project/4111m1$Build-9808</meta:generator>
    <dc:date>2022-04-01T14:38:27.69</dc:date>
    <meta:document-statistic meta:table-count="0" meta:image-count="8" meta:object-count="0" meta:page-count="7" meta:paragraph-count="92" meta:word-count="697" meta:character-count="5246"/>
    <meta:user-defined meta:name="Info 1"/>
    <meta:user-defined meta:name="Info 2"/>
    <meta:user-defined meta:name="Info 3"/>
    <meta:user-defined meta:name="Info 4"/>
  </office:meta>
</office:document-meta>
</file>